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0.2772in"/>
    </style:style>
    <style:style style:name="co13" style:family="table-column">
      <style:table-column-properties fo:break-before="auto" style:column-width="2.806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c0c0c0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" style:family="table-cell" style:parent-style-name="Default">
      <style:table-cell-properties fo:background-color="#0000ff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" style:family="table-cell" style:parent-style-name="Default">
      <style:table-cell-properties fo:background-color="#00ff00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" style:family="table-cell" style:parent-style-name="Default">
      <style:table-cell-properties fo:background-color="#00ffff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" style:family="table-cell" style:parent-style-name="Default">
      <style:table-cell-properties fo:background-color="#ff00ff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" style:family="table-cell" style:parent-style-name="Default">
      <style:table-cell-properties fo:background-color="#333333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" style:family="table-cell" style:parent-style-name="Default">
      <style:table-cell-properties fo:background-color="#4c4c4c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" style:family="table-cell" style:parent-style-name="Default">
      <style:table-cell-properties fo:background-color="#666666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20" style:family="table-cell" style:parent-style-name="Default">
      <style:table-cell-properties fo:background-color="#999999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" style:family="table-cell" style:parent-style-name="Default">
      <style:table-cell-properties fo:background-color="#b3b3b3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" style:family="table-cell" style:parent-style-name="Default">
      <style:table-cell-properties fo:background-color="#e6e6e6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#000080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" style:family="table-cell" style:parent-style-name="Default">
      <style:table-cell-properties fo:background-color="#008000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" style:family="table-cell" style:parent-style-name="Default">
      <style:table-cell-properties fo:background-color="#008080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" style:family="table-cell" style:parent-style-name="Default">
      <style:table-cell-properties fo:background-color="#800000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" style:family="table-cell" style:parent-style-name="Default">
      <style:table-cell-properties fo:background-color="#80008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#808000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808080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9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2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329" style:family="table-cell" style:parent-style-name="Default" style:data-style-name="N4">
      <style:table-cell-properties fo:background-color="#ff0000"/>
    </style:style>
    <style:style style:name="ce330" style:family="table-cell" style:parent-style-name="Default">
      <style:table-cell-properties fo:background-color="#ffffff"/>
    </style:style>
    <style:style style:name="ce331" style:family="table-cell" style:parent-style-name="Default">
      <style:table-cell-properties fo:background-color="#aa0000"/>
    </style:style>
    <style:style style:name="ce332" style:family="table-cell" style:parent-style-name="Default">
      <style:table-cell-properties fo:background-color="#00aa00"/>
    </style:style>
    <style:style style:name="ce333" style:family="table-cell" style:parent-style-name="Default">
      <style:table-cell-properties fo:background-color="#aaaa00"/>
    </style:style>
    <style:style style:name="ce334" style:family="table-cell" style:parent-style-name="Default">
      <style:table-cell-properties fo:background-color="#0000aa"/>
    </style:style>
    <style:style style:name="ce335" style:family="table-cell" style:parent-style-name="Default">
      <style:table-cell-properties fo:background-color="#aa00aa"/>
    </style:style>
    <style:style style:name="ce336" style:family="table-cell" style:parent-style-name="Default">
      <style:table-cell-properties fo:background-color="#00aaaa"/>
    </style:style>
    <style:style style:name="ce337" style:family="table-cell" style:parent-style-name="Default">
      <style:table-cell-properties fo:background-color="#aaaaaa"/>
    </style:style>
    <style:style style:name="ce338" style:family="table-cell" style:parent-style-name="Default">
      <style:table-cell-properties fo:background-color="#000055"/>
    </style:style>
    <style:style style:name="ce339" style:family="table-cell" style:parent-style-name="Default">
      <style:table-cell-properties fo:background-color="#005500"/>
    </style:style>
    <style:style style:name="ce340" style:family="table-cell" style:parent-style-name="Default">
      <style:table-cell-properties fo:background-color="#005555"/>
    </style:style>
    <style:style style:name="ce341" style:family="table-cell" style:parent-style-name="Default">
      <style:table-cell-properties fo:background-color="#0055aa"/>
    </style:style>
    <style:style style:name="ce342" style:family="table-cell" style:parent-style-name="Default">
      <style:table-cell-properties fo:background-color="#0055ff"/>
    </style:style>
    <style:style style:name="ce343" style:family="table-cell" style:parent-style-name="Default">
      <style:table-cell-properties fo:background-color="#00aa55"/>
    </style:style>
    <style:style style:name="ce344" style:family="table-cell" style:parent-style-name="Default">
      <style:table-cell-properties fo:background-color="#00aaff"/>
    </style:style>
    <style:style style:name="ce345" style:family="table-cell" style:parent-style-name="Default">
      <style:table-cell-properties fo:background-color="#00ff55"/>
    </style:style>
    <style:style style:name="ce346" style:family="table-cell" style:parent-style-name="Default">
      <style:table-cell-properties fo:background-color="#00ffaa"/>
    </style:style>
    <style:style style:name="ce347" style:family="table-cell" style:parent-style-name="Default">
      <style:table-cell-properties fo:background-color="#550000"/>
    </style:style>
    <style:style style:name="ce348" style:family="table-cell" style:parent-style-name="Default">
      <style:table-cell-properties fo:background-color="#550055"/>
    </style:style>
    <style:style style:name="ce349" style:family="table-cell" style:parent-style-name="Default">
      <style:table-cell-properties fo:background-color="#5500aa"/>
    </style:style>
    <style:style style:name="ce350" style:family="table-cell" style:parent-style-name="Default">
      <style:table-cell-properties fo:background-color="#5500ff"/>
    </style:style>
    <style:style style:name="ce351" style:family="table-cell" style:parent-style-name="Default">
      <style:table-cell-properties fo:background-color="#555500"/>
    </style:style>
    <style:style style:name="ce352" style:family="table-cell" style:parent-style-name="Default">
      <style:table-cell-properties fo:background-color="#555555"/>
    </style:style>
    <style:style style:name="ce353" style:family="table-cell" style:parent-style-name="Default">
      <style:table-cell-properties fo:background-color="#5555aa"/>
    </style:style>
    <style:style style:name="ce354" style:family="table-cell" style:parent-style-name="Default">
      <style:table-cell-properties fo:background-color="#5555ff"/>
    </style:style>
    <style:style style:name="ce355" style:family="table-cell" style:parent-style-name="Default">
      <style:table-cell-properties fo:background-color="#55aa00"/>
    </style:style>
    <style:style style:name="ce356" style:family="table-cell" style:parent-style-name="Default">
      <style:table-cell-properties fo:background-color="#55aa55"/>
    </style:style>
    <style:style style:name="ce357" style:family="table-cell" style:parent-style-name="Default">
      <style:table-cell-properties fo:background-color="#55aaaa"/>
    </style:style>
    <style:style style:name="ce358" style:family="table-cell" style:parent-style-name="Default">
      <style:table-cell-properties fo:background-color="#55aaff"/>
    </style:style>
    <style:style style:name="ce359" style:family="table-cell" style:parent-style-name="Default">
      <style:table-cell-properties fo:background-color="#55ff00"/>
    </style:style>
    <style:style style:name="ce360" style:family="table-cell" style:parent-style-name="Default">
      <style:table-cell-properties fo:background-color="#55ff55"/>
    </style:style>
    <style:style style:name="ce361" style:family="table-cell" style:parent-style-name="Default">
      <style:table-cell-properties fo:background-color="#55ffaa"/>
    </style:style>
    <style:style style:name="ce362" style:family="table-cell" style:parent-style-name="Default">
      <style:table-cell-properties fo:background-color="#55ffff"/>
    </style:style>
    <style:style style:name="ce363" style:family="table-cell" style:parent-style-name="Default">
      <style:table-cell-properties fo:background-color="#aa0055"/>
    </style:style>
    <style:style style:name="ce364" style:family="table-cell" style:parent-style-name="Default">
      <style:table-cell-properties fo:background-color="#aa00ff"/>
    </style:style>
    <style:style style:name="ce365" style:family="table-cell" style:parent-style-name="Default">
      <style:table-cell-properties fo:background-color="#aa5500"/>
    </style:style>
    <style:style style:name="ce366" style:family="table-cell" style:parent-style-name="Default">
      <style:table-cell-properties fo:background-color="#aa5555"/>
    </style:style>
    <style:style style:name="ce367" style:family="table-cell" style:parent-style-name="Default">
      <style:table-cell-properties fo:background-color="#aa55aa"/>
    </style:style>
    <style:style style:name="ce368" style:family="table-cell" style:parent-style-name="Default">
      <style:table-cell-properties fo:background-color="#aa55ff"/>
    </style:style>
    <style:style style:name="ce369" style:family="table-cell" style:parent-style-name="Default">
      <style:table-cell-properties fo:background-color="#aaaa55"/>
    </style:style>
    <style:style style:name="ce370" style:family="table-cell" style:parent-style-name="Default">
      <style:table-cell-properties fo:background-color="#aaaaff"/>
    </style:style>
    <style:style style:name="ce371" style:family="table-cell" style:parent-style-name="Default">
      <style:table-cell-properties fo:background-color="#aaff00"/>
    </style:style>
    <style:style style:name="ce372" style:family="table-cell" style:parent-style-name="Default">
      <style:table-cell-properties fo:background-color="#aaff55"/>
    </style:style>
    <style:style style:name="ce373" style:family="table-cell" style:parent-style-name="Default">
      <style:table-cell-properties fo:background-color="#aaffaa"/>
    </style:style>
    <style:style style:name="ce374" style:family="table-cell" style:parent-style-name="Default">
      <style:table-cell-properties fo:background-color="#aaffff"/>
    </style:style>
    <style:style style:name="ce375" style:family="table-cell" style:parent-style-name="Default">
      <style:table-cell-properties fo:background-color="#ff0055"/>
    </style:style>
    <style:style style:name="ce376" style:family="table-cell" style:parent-style-name="Default">
      <style:table-cell-properties fo:background-color="#ff00aa"/>
    </style:style>
    <style:style style:name="ce377" style:family="table-cell" style:parent-style-name="Default">
      <style:table-cell-properties fo:background-color="#ff5500"/>
    </style:style>
    <style:style style:name="ce378" style:family="table-cell" style:parent-style-name="Default">
      <style:table-cell-properties fo:background-color="#ff5555"/>
    </style:style>
    <style:style style:name="ce379" style:family="table-cell" style:parent-style-name="Default">
      <style:table-cell-properties fo:background-color="#ff55aa"/>
    </style:style>
    <style:style style:name="ce380" style:family="table-cell" style:parent-style-name="Default">
      <style:table-cell-properties fo:background-color="#ff55ff"/>
    </style:style>
    <style:style style:name="ce381" style:family="table-cell" style:parent-style-name="Default">
      <style:table-cell-properties fo:background-color="#ffaa00"/>
    </style:style>
    <style:style style:name="ce382" style:family="table-cell" style:parent-style-name="Default">
      <style:table-cell-properties fo:background-color="#ffaa55"/>
    </style:style>
    <style:style style:name="ce383" style:family="table-cell" style:parent-style-name="Default">
      <style:table-cell-properties fo:background-color="#ffaaaa"/>
    </style:style>
    <style:style style:name="ce384" style:family="table-cell" style:parent-style-name="Default">
      <style:table-cell-properties fo:background-color="#ffaaff"/>
    </style:style>
    <style:style style:name="ce385" style:family="table-cell" style:parent-style-name="Default">
      <style:table-cell-properties fo:background-color="#ffff55"/>
    </style:style>
    <style:style style:name="ce386" style:family="table-cell" style:parent-style-name="Default">
      <style:table-cell-properties fo:background-color="#ffffaa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88" style:family="table-cell" style:parent-style-name="Default">
      <style:text-properties style:font-name="Courier New1"/>
    </style:style>
    <style:style style:name="ce38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ce294"/>
        <table:table-column table:style-name="co1" table:default-cell-style-name="ce388"/>
        <table:table-column table:style-name="co1" table:number-columns-repeated="4" table:default-cell-style-name="Default"/>
        <table:table-row table:style-name="ro1">
          <table:table-cell table:style-name="ce328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389" office:value-type="string">
            <text:p>α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387" office:value-type="string">
            <text:p>Black</text:p>
          </table:table-cell>
          <table:table-cell table:style-name="ce296" table:formula="of:=CONCATENATE(&quot;#&quot;;DEC2HEX([.E2];2);DEC2HEX([.F2];2);DEC2HEX([.G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29"/>
          <table:table-cell table:style-name="ce128" office:value-type="string">
            <text:p>Red</text:p>
          </table:table-cell>
          <table:table-cell table:style-name="ce296" table:formula="of:=CONCATENATE(&quot;#&quot;;DEC2HEX([.E3];2);DEC2HEX([.F3];2);DEC2HEX([.G3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96" table:formula="of:=CONCATENATE(&quot;#&quot;;DEC2HEX([.E4];2);DEC2HEX([.F4];2);DEC2HEX([.G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296" table:formula="of:=CONCATENATE(&quot;#&quot;;DEC2HEX([.E5];2);DEC2HEX([.F5];2);DEC2HEX([.G5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6" table:formula="of:=CONCATENATE(&quot;#&quot;;DEC2HEX([.E6];2);DEC2HEX([.F6];2);DEC2HEX([.G6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296" table:formula="of:=CONCATENATE(&quot;#&quot;;DEC2HEX([.E7];2);DEC2HEX([.F7];2);DEC2HEX([.G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96" table:formula="of:=CONCATENATE(&quot;#&quot;;DEC2HEX([.E8];2);DEC2HEX([.F8];2);DEC2HEX([.G8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30"/>
          <table:table-cell table:style-name="ce1" office:value-type="string">
            <text:p>White</text:p>
          </table:table-cell>
          <table:table-cell table:style-name="ce296" table:formula="of:=CONCATENATE(&quot;#&quot;;DEC2HEX([.E9];2);DEC2HEX([.F9];2);DEC2HEX([.G9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6" table:formula="of:=CONCATENATE(&quot;#&quot;;DEC2HEX([.E10];2);DEC2HEX([.F10];2);DEC2HEX([.G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31"/>
          <table:table-cell office:value-type="string">
            <text:p>2/3 Brightness Red</text:p>
          </table:table-cell>
          <table:table-cell table:style-name="ce296" table:formula="of:=CONCATENATE(&quot;#&quot;;DEC2HEX([.E11];2);DEC2HEX([.F11];2);DEC2HEX([.G11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32"/>
          <table:table-cell office:value-type="string">
            <text:p>2/3 Brightness Green</text:p>
          </table:table-cell>
          <table:table-cell table:style-name="ce296" table:formula="of:=CONCATENATE(&quot;#&quot;;DEC2HEX([.E12];2);DEC2HEX([.F12];2);DEC2HEX([.G12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33"/>
          <table:table-cell office:value-type="string">
            <text:p>2/3 Brightness Yellow</text:p>
          </table:table-cell>
          <table:table-cell table:style-name="ce296" table:formula="of:=CONCATENATE(&quot;#&quot;;DEC2HEX([.E13];2);DEC2HEX([.F13];2);DEC2HEX([.G13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34"/>
          <table:table-cell office:value-type="string">
            <text:p>2/3 Brightness Blue</text:p>
          </table:table-cell>
          <table:table-cell table:style-name="ce296" table:formula="of:=CONCATENATE(&quot;#&quot;;DEC2HEX([.E14];2);DEC2HEX([.F14];2);DEC2HEX([.G1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335"/>
          <table:table-cell office:value-type="string">
            <text:p>2/3 Brightness Magenta</text:p>
          </table:table-cell>
          <table:table-cell table:style-name="ce296" table:formula="of:=CONCATENATE(&quot;#&quot;;DEC2HEX([.E15];2);DEC2HEX([.F15];2);DEC2HEX([.G15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36"/>
          <table:table-cell office:value-type="string">
            <text:p>2/3 Brightness Cyan</text:p>
          </table:table-cell>
          <table:table-cell table:style-name="ce296" table:formula="of:=CONCATENATE(&quot;#&quot;;DEC2HEX([.E16];2);DEC2HEX([.F16];2);DEC2HEX([.G1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37"/>
          <table:table-cell office:value-type="string">
            <text:p>2/3 Brightness White (Gray)</text:p>
          </table:table-cell>
          <table:table-cell table:style-name="ce296" table:formula="of:=CONCATENATE(&quot;#&quot;;DEC2HEX([.E17];2);DEC2HEX([.F17];2);DEC2HEX([.G17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38"/>
          <table:table-cell office:value-type="string">
            <text:p>1/3 Brightness Blue</text:p>
          </table:table-cell>
          <table:table-cell table:style-name="ce296" table:formula="of:=CONCATENATE(&quot;#&quot;;DEC2HEX([.E18];2);DEC2HEX([.F18];2);DEC2HEX([.G18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39"/>
          <table:table-cell office:value-type="string">
            <text:p>1/3 Brightness Green</text:p>
          </table:table-cell>
          <table:table-cell table:style-name="ce296" table:formula="of:=CONCATENATE(&quot;#&quot;;DEC2HEX([.E19];2);DEC2HEX([.F19];2);DEC2HEX([.G19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40"/>
          <table:table-cell office:value-type="string">
            <text:p>1/3 Brightness Cyan</text:p>
          </table:table-cell>
          <table:table-cell table:style-name="ce296" table:formula="of:=CONCATENATE(&quot;#&quot;;DEC2HEX([.E20];2);DEC2HEX([.F20];2);DEC2HEX([.G20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41"/>
          <table:table-cell/>
          <table:table-cell table:style-name="ce296" table:formula="of:=CONCATENATE(&quot;#&quot;;DEC2HEX([.E21];2);DEC2HEX([.F21];2);DEC2HEX([.G21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42"/>
          <table:table-cell/>
          <table:table-cell table:style-name="ce296" table:formula="of:=CONCATENATE(&quot;#&quot;;DEC2HEX([.E22];2);DEC2HEX([.F22];2);DEC2HEX([.G22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43"/>
          <table:table-cell/>
          <table:table-cell table:style-name="ce296" table:formula="of:=CONCATENATE(&quot;#&quot;;DEC2HEX([.E23];2);DEC2HEX([.F23];2);DEC2HEX([.G23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344"/>
          <table:table-cell/>
          <table:table-cell table:style-name="ce296" table:formula="of:=CONCATENATE(&quot;#&quot;;DEC2HEX([.E24];2);DEC2HEX([.F24];2);DEC2HEX([.G24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345"/>
          <table:table-cell/>
          <table:table-cell table:style-name="ce296" table:formula="of:=CONCATENATE(&quot;#&quot;;DEC2HEX([.E25];2);DEC2HEX([.F25];2);DEC2HEX([.G2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46"/>
          <table:table-cell/>
          <table:table-cell table:style-name="ce296" table:formula="of:=CONCATENATE(&quot;#&quot;;DEC2HEX([.E26];2);DEC2HEX([.F26];2);DEC2HEX([.G2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347"/>
          <table:table-cell office:value-type="string">
            <text:p>1/3 Brightness Red</text:p>
          </table:table-cell>
          <table:table-cell table:style-name="ce296" table:formula="of:=CONCATENATE(&quot;#&quot;;DEC2HEX([.E27];2);DEC2HEX([.F27];2);DEC2HEX([.G27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348"/>
          <table:table-cell office:value-type="string">
            <text:p>1/3 Brightness Magenta</text:p>
          </table:table-cell>
          <table:table-cell table:style-name="ce296" table:formula="of:=CONCATENATE(&quot;#&quot;;DEC2HEX([.E28];2);DEC2HEX([.F28];2);DEC2HEX([.G28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349"/>
          <table:table-cell/>
          <table:table-cell table:style-name="ce296" table:formula="of:=CONCATENATE(&quot;#&quot;;DEC2HEX([.E29];2);DEC2HEX([.F29];2);DEC2HEX([.G29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350"/>
          <table:table-cell/>
          <table:table-cell table:style-name="ce296" table:formula="of:=CONCATENATE(&quot;#&quot;;DEC2HEX([.E30];2);DEC2HEX([.F30];2);DEC2HEX([.G30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351"/>
          <table:table-cell office:value-type="string">
            <text:p>1/3 Brightness Yellow</text:p>
          </table:table-cell>
          <table:table-cell table:style-name="ce296" table:formula="of:=CONCATENATE(&quot;#&quot;;DEC2HEX([.E31];2);DEC2HEX([.F31];2);DEC2HEX([.G31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52"/>
          <table:table-cell office:value-type="string">
            <text:p>1/3 Brightness White (Gray)</text:p>
          </table:table-cell>
          <table:table-cell table:style-name="ce296" table:formula="of:=CONCATENATE(&quot;#&quot;;DEC2HEX([.E32];2);DEC2HEX([.F32];2);DEC2HEX([.G32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53"/>
          <table:table-cell/>
          <table:table-cell table:style-name="ce296" table:formula="of:=CONCATENATE(&quot;#&quot;;DEC2HEX([.E33];2);DEC2HEX([.F33];2);DEC2HEX([.G33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54"/>
          <table:table-cell/>
          <table:table-cell table:style-name="ce296" table:formula="of:=CONCATENATE(&quot;#&quot;;DEC2HEX([.E34];2);DEC2HEX([.F34];2);DEC2HEX([.G34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355"/>
          <table:table-cell/>
          <table:table-cell table:style-name="ce296" table:formula="of:=CONCATENATE(&quot;#&quot;;DEC2HEX([.E35];2);DEC2HEX([.F35];2);DEC2HEX([.G35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356"/>
          <table:table-cell/>
          <table:table-cell table:style-name="ce296" table:formula="of:=CONCATENATE(&quot;#&quot;;DEC2HEX([.E36];2);DEC2HEX([.F36];2);DEC2HEX([.G36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357"/>
          <table:table-cell/>
          <table:table-cell table:style-name="ce296" table:formula="of:=CONCATENATE(&quot;#&quot;;DEC2HEX([.E37];2);DEC2HEX([.F37];2);DEC2HEX([.G37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358"/>
          <table:table-cell/>
          <table:table-cell table:style-name="ce296" table:formula="of:=CONCATENATE(&quot;#&quot;;DEC2HEX([.E38];2);DEC2HEX([.F38];2);DEC2HEX([.G38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359"/>
          <table:table-cell/>
          <table:table-cell table:style-name="ce296" table:formula="of:=CONCATENATE(&quot;#&quot;;DEC2HEX([.E39];2);DEC2HEX([.F39];2);DEC2HEX([.G39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360"/>
          <table:table-cell/>
          <table:table-cell table:style-name="ce296" table:formula="of:=CONCATENATE(&quot;#&quot;;DEC2HEX([.E40];2);DEC2HEX([.F40];2);DEC2HEX([.G40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361"/>
          <table:table-cell/>
          <table:table-cell table:style-name="ce296" table:formula="of:=CONCATENATE(&quot;#&quot;;DEC2HEX([.E41];2);DEC2HEX([.F41];2);DEC2HEX([.G41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362"/>
          <table:table-cell/>
          <table:table-cell table:style-name="ce296" table:formula="of:=CONCATENATE(&quot;#&quot;;DEC2HEX([.E42];2);DEC2HEX([.F42];2);DEC2HEX([.G42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363"/>
          <table:table-cell/>
          <table:table-cell table:style-name="ce296" table:formula="of:=CONCATENATE(&quot;#&quot;;DEC2HEX([.E43];2);DEC2HEX([.F43];2);DEC2HEX([.G43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364"/>
          <table:table-cell/>
          <table:table-cell table:style-name="ce296" table:formula="of:=CONCATENATE(&quot;#&quot;;DEC2HEX([.E44];2);DEC2HEX([.F44];2);DEC2HEX([.G44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365"/>
          <table:table-cell/>
          <table:table-cell table:style-name="ce296" table:formula="of:=CONCATENATE(&quot;#&quot;;DEC2HEX([.E45];2);DEC2HEX([.F45];2);DEC2HEX([.G45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366"/>
          <table:table-cell/>
          <table:table-cell table:style-name="ce296" table:formula="of:=CONCATENATE(&quot;#&quot;;DEC2HEX([.E46];2);DEC2HEX([.F46];2);DEC2HEX([.G46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367"/>
          <table:table-cell/>
          <table:table-cell table:style-name="ce296" table:formula="of:=CONCATENATE(&quot;#&quot;;DEC2HEX([.E47];2);DEC2HEX([.F47];2);DEC2HEX([.G47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68"/>
          <table:table-cell/>
          <table:table-cell table:style-name="ce296" table:formula="of:=CONCATENATE(&quot;#&quot;;DEC2HEX([.E48];2);DEC2HEX([.F48];2);DEC2HEX([.G48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369"/>
          <table:table-cell/>
          <table:table-cell table:style-name="ce296" table:formula="of:=CONCATENATE(&quot;#&quot;;DEC2HEX([.E49];2);DEC2HEX([.F49];2);DEC2HEX([.G49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370"/>
          <table:table-cell/>
          <table:table-cell table:style-name="ce296" table:formula="of:=CONCATENATE(&quot;#&quot;;DEC2HEX([.E50];2);DEC2HEX([.F50];2);DEC2HEX([.G50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371"/>
          <table:table-cell/>
          <table:table-cell table:style-name="ce296" table:formula="of:=CONCATENATE(&quot;#&quot;;DEC2HEX([.E51];2);DEC2HEX([.F51];2);DEC2HEX([.G51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372"/>
          <table:table-cell/>
          <table:table-cell table:style-name="ce296" table:formula="of:=CONCATENATE(&quot;#&quot;;DEC2HEX([.E52];2);DEC2HEX([.F52];2);DEC2HEX([.G52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373"/>
          <table:table-cell/>
          <table:table-cell table:style-name="ce296" table:formula="of:=CONCATENATE(&quot;#&quot;;DEC2HEX([.E53];2);DEC2HEX([.F53];2);DEC2HEX([.G53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374"/>
          <table:table-cell/>
          <table:table-cell table:style-name="ce296" table:formula="of:=CONCATENATE(&quot;#&quot;;DEC2HEX([.E54];2);DEC2HEX([.F54];2);DEC2HEX([.G54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75"/>
          <table:table-cell/>
          <table:table-cell table:style-name="ce296" table:formula="of:=CONCATENATE(&quot;#&quot;;DEC2HEX([.E55];2);DEC2HEX([.F55];2);DEC2HEX([.G5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76"/>
          <table:table-cell/>
          <table:table-cell table:style-name="ce296" table:formula="of:=CONCATENATE(&quot;#&quot;;DEC2HEX([.E56];2);DEC2HEX([.F56];2);DEC2HEX([.G5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77"/>
          <table:table-cell/>
          <table:table-cell table:style-name="ce296" table:formula="of:=CONCATENATE(&quot;#&quot;;DEC2HEX([.E57];2);DEC2HEX([.F57];2);DEC2HEX([.G57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78"/>
          <table:table-cell/>
          <table:table-cell table:style-name="ce296" table:formula="of:=CONCATENATE(&quot;#&quot;;DEC2HEX([.E58];2);DEC2HEX([.F58];2);DEC2HEX([.G58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79"/>
          <table:table-cell/>
          <table:table-cell table:style-name="ce296" table:formula="of:=CONCATENATE(&quot;#&quot;;DEC2HEX([.E59];2);DEC2HEX([.F59];2);DEC2HEX([.G59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380"/>
          <table:table-cell/>
          <table:table-cell table:style-name="ce296" table:formula="of:=CONCATENATE(&quot;#&quot;;DEC2HEX([.E60];2);DEC2HEX([.F60];2);DEC2HEX([.G60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381"/>
          <table:table-cell/>
          <table:table-cell table:style-name="ce296" table:formula="of:=CONCATENATE(&quot;#&quot;;DEC2HEX([.E61];2);DEC2HEX([.F61];2);DEC2HEX([.G61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382"/>
          <table:table-cell/>
          <table:table-cell table:style-name="ce296" table:formula="of:=CONCATENATE(&quot;#&quot;;DEC2HEX([.E62];2);DEC2HEX([.F62];2);DEC2HEX([.G62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383"/>
          <table:table-cell/>
          <table:table-cell table:style-name="ce296" table:formula="of:=CONCATENATE(&quot;#&quot;;DEC2HEX([.E63];2);DEC2HEX([.F63];2);DEC2HEX([.G63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384"/>
          <table:table-cell/>
          <table:table-cell table:style-name="ce296" table:formula="of:=CONCATENATE(&quot;#&quot;;DEC2HEX([.E64];2);DEC2HEX([.F64];2);DEC2HEX([.G64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385"/>
          <table:table-cell/>
          <table:table-cell table:style-name="ce296" table:formula="of:=CONCATENATE(&quot;#&quot;;DEC2HEX([.E65];2);DEC2HEX([.F65];2);DEC2HEX([.G65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386"/>
          <table:table-cell/>
          <table:table-cell table:style-name="ce296" table:formula="of:=CONCATENATE(&quot;#&quot;;DEC2HEX([.E66];2);DEC2HEX([.F66];2);DEC2HEX([.G66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6" table:formula="of:=CONCATENATE(&quot;#&quot;;DEC2HEX([.E67];2);DEC2HEX([.F67];2);DEC2HEX([.G67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6" table:formula="of:=CONCATENATE(&quot;#&quot;;DEC2HEX([.E68];2);DEC2HEX([.F68];2);DEC2HEX([.G68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6" table:formula="of:=CONCATENATE(&quot;#&quot;;DEC2HEX([.E69];2);DEC2HEX([.F69];2);DEC2HEX([.G69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6" table:formula="of:=CONCATENATE(&quot;#&quot;;DEC2HEX([.E70];2);DEC2HEX([.F70];2);DEC2HEX([.G70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6" table:formula="of:=CONCATENATE(&quot;#&quot;;DEC2HEX([.E71];2);DEC2HEX([.F71];2);DEC2HEX([.G71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6" table:formula="of:=CONCATENATE(&quot;#&quot;;DEC2HEX([.E72];2);DEC2HEX([.F72];2);DEC2HEX([.G72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6" table:formula="of:=CONCATENATE(&quot;#&quot;;DEC2HEX([.E73];2);DEC2HEX([.F73];2);DEC2HEX([.G73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6" table:formula="of:=CONCATENATE(&quot;#&quot;;DEC2HEX([.E74];2);DEC2HEX([.F74];2);DEC2HEX([.G74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6" table:formula="of:=CONCATENATE(&quot;#&quot;;DEC2HEX([.E75];2);DEC2HEX([.F75];2);DEC2HEX([.G75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6" table:formula="of:=CONCATENATE(&quot;#&quot;;DEC2HEX([.E76];2);DEC2HEX([.F76];2);DEC2HEX([.G76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6" table:formula="of:=CONCATENATE(&quot;#&quot;;DEC2HEX([.E77];2);DEC2HEX([.F77];2);DEC2HEX([.G77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6" table:formula="of:=CONCATENATE(&quot;#&quot;;DEC2HEX([.E78];2);DEC2HEX([.F78];2);DEC2HEX([.G7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6" table:formula="of:=CONCATENATE(&quot;#&quot;;DEC2HEX([.E79];2);DEC2HEX([.F79];2);DEC2HEX([.G79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6" table:formula="of:=CONCATENATE(&quot;#&quot;;DEC2HEX([.E80];2);DEC2HEX([.F80];2);DEC2HEX([.G80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6" table:formula="of:=CONCATENATE(&quot;#&quot;;DEC2HEX([.E81];2);DEC2HEX([.F81];2);DEC2HEX([.G81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6" table:formula="of:=CONCATENATE(&quot;#&quot;;DEC2HEX([.E82];2);DEC2HEX([.F82];2);DEC2HEX([.G82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6" table:formula="of:=CONCATENATE(&quot;#&quot;;DEC2HEX([.E83];2);DEC2HEX([.F83];2);DEC2HEX([.G83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6" table:formula="of:=CONCATENATE(&quot;#&quot;;DEC2HEX([.E84];2);DEC2HEX([.F84];2);DEC2HEX([.G84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6" table:formula="of:=CONCATENATE(&quot;#&quot;;DEC2HEX([.E85];2);DEC2HEX([.F85];2);DEC2HEX([.G85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6" table:formula="of:=CONCATENATE(&quot;#&quot;;DEC2HEX([.E86];2);DEC2HEX([.F86];2);DEC2HEX([.G86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6" table:formula="of:=CONCATENATE(&quot;#&quot;;DEC2HEX([.E87];2);DEC2HEX([.F87];2);DEC2HEX([.G87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6" table:formula="of:=CONCATENATE(&quot;#&quot;;DEC2HEX([.E88];2);DEC2HEX([.F88];2);DEC2HEX([.G88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6" table:formula="of:=CONCATENATE(&quot;#&quot;;DEC2HEX([.E89];2);DEC2HEX([.F89];2);DEC2HEX([.G8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6" table:formula="of:=CONCATENATE(&quot;#&quot;;DEC2HEX([.E90];2);DEC2HEX([.F90];2);DEC2HEX([.G9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6" table:formula="of:=CONCATENATE(&quot;#&quot;;DEC2HEX([.E91];2);DEC2HEX([.F91];2);DEC2HEX([.G91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6" table:formula="of:=CONCATENATE(&quot;#&quot;;DEC2HEX([.E92];2);DEC2HEX([.F92];2);DEC2HEX([.G92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6" table:formula="of:=CONCATENATE(&quot;#&quot;;DEC2HEX([.E93];2);DEC2HEX([.F93];2);DEC2HEX([.G93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6" table:formula="of:=CONCATENATE(&quot;#&quot;;DEC2HEX([.E94];2);DEC2HEX([.F94];2);DEC2HEX([.G94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6" table:formula="of:=CONCATENATE(&quot;#&quot;;DEC2HEX([.E95];2);DEC2HEX([.F95];2);DEC2HEX([.G95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6" table:formula="of:=CONCATENATE(&quot;#&quot;;DEC2HEX([.E96];2);DEC2HEX([.F96];2);DEC2HEX([.G96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6" table:formula="of:=CONCATENATE(&quot;#&quot;;DEC2HEX([.E97];2);DEC2HEX([.F97];2);DEC2HEX([.G97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6" table:formula="of:=CONCATENATE(&quot;#&quot;;DEC2HEX([.E98];2);DEC2HEX([.F98];2);DEC2HEX([.G98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6" table:formula="of:=CONCATENATE(&quot;#&quot;;DEC2HEX([.E99];2);DEC2HEX([.F99];2);DEC2HEX([.G99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6" table:formula="of:=CONCATENATE(&quot;#&quot;;DEC2HEX([.E100];2);DEC2HEX([.F100];2);DEC2HEX([.G100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6" table:formula="of:=CONCATENATE(&quot;#&quot;;DEC2HEX([.E101];2);DEC2HEX([.F101];2);DEC2HEX([.G101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6" table:formula="of:=CONCATENATE(&quot;#&quot;;DEC2HEX([.E102];2);DEC2HEX([.F102];2);DEC2HEX([.G102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6" table:formula="of:=CONCATENATE(&quot;#&quot;;DEC2HEX([.E103];2);DEC2HEX([.F103];2);DEC2HEX([.G103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6" table:formula="of:=CONCATENATE(&quot;#&quot;;DEC2HEX([.E104];2);DEC2HEX([.F104];2);DEC2HEX([.G104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6" table:formula="of:=CONCATENATE(&quot;#&quot;;DEC2HEX([.E105];2);DEC2HEX([.F105];2);DEC2HEX([.G105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6" table:formula="of:=CONCATENATE(&quot;#&quot;;DEC2HEX([.E106];2);DEC2HEX([.F106];2);DEC2HEX([.G106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6" table:formula="of:=CONCATENATE(&quot;#&quot;;DEC2HEX([.E107];2);DEC2HEX([.F107];2);DEC2HEX([.G107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6" table:formula="of:=CONCATENATE(&quot;#&quot;;DEC2HEX([.E108];2);DEC2HEX([.F108];2);DEC2HEX([.G108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6" table:formula="of:=CONCATENATE(&quot;#&quot;;DEC2HEX([.E109];2);DEC2HEX([.F109];2);DEC2HEX([.G109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6" table:formula="of:=CONCATENATE(&quot;#&quot;;DEC2HEX([.E110];2);DEC2HEX([.F110];2);DEC2HEX([.G110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6" table:formula="of:=CONCATENATE(&quot;#&quot;;DEC2HEX([.E111];2);DEC2HEX([.F111];2);DEC2HEX([.G111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6" table:formula="of:=CONCATENATE(&quot;#&quot;;DEC2HEX([.E112];2);DEC2HEX([.F112];2);DEC2HEX([.G112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6" table:formula="of:=CONCATENATE(&quot;#&quot;;DEC2HEX([.E113];2);DEC2HEX([.F113];2);DEC2HEX([.G11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6" table:formula="of:=CONCATENATE(&quot;#&quot;;DEC2HEX([.E114];2);DEC2HEX([.F114];2);DEC2HEX([.G114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6" table:formula="of:=CONCATENATE(&quot;#&quot;;DEC2HEX([.E115];2);DEC2HEX([.F115];2);DEC2HEX([.G115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6" table:formula="of:=CONCATENATE(&quot;#&quot;;DEC2HEX([.E116];2);DEC2HEX([.F116];2);DEC2HEX([.G116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6" table:formula="of:=CONCATENATE(&quot;#&quot;;DEC2HEX([.E117];2);DEC2HEX([.F117];2);DEC2HEX([.G117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6" table:formula="of:=CONCATENATE(&quot;#&quot;;DEC2HEX([.E118];2);DEC2HEX([.F118];2);DEC2HEX([.G118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6" table:formula="of:=CONCATENATE(&quot;#&quot;;DEC2HEX([.E119];2);DEC2HEX([.F119];2);DEC2HEX([.G119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6" table:formula="of:=CONCATENATE(&quot;#&quot;;DEC2HEX([.E120];2);DEC2HEX([.F120];2);DEC2HEX([.G120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6" table:formula="of:=CONCATENATE(&quot;#&quot;;DEC2HEX([.E121];2);DEC2HEX([.F121];2);DEC2HEX([.G121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6" table:formula="of:=CONCATENATE(&quot;#&quot;;DEC2HEX([.E122];2);DEC2HEX([.F122];2);DEC2HEX([.G122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6" table:formula="of:=CONCATENATE(&quot;#&quot;;DEC2HEX([.E123];2);DEC2HEX([.F123];2);DEC2HEX([.G123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6" table:formula="of:=CONCATENATE(&quot;#&quot;;DEC2HEX([.E124];2);DEC2HEX([.F124];2);DEC2HEX([.G124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6" table:formula="of:=CONCATENATE(&quot;#&quot;;DEC2HEX([.E125];2);DEC2HEX([.F125];2);DEC2HEX([.G125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6" table:formula="of:=CONCATENATE(&quot;#&quot;;DEC2HEX([.E126];2);DEC2HEX([.F126];2);DEC2HEX([.G126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6" table:formula="of:=CONCATENATE(&quot;#&quot;;DEC2HEX([.E127];2);DEC2HEX([.F127];2);DEC2HEX([.G127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6" table:formula="of:=CONCATENATE(&quot;#&quot;;DEC2HEX([.E128];2);DEC2HEX([.F128];2);DEC2HEX([.G128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6" table:formula="of:=CONCATENATE(&quot;#&quot;;DEC2HEX([.E129];2);DEC2HEX([.F129];2);DEC2HEX([.G129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6" table:formula="of:=CONCATENATE(&quot;#&quot;;DEC2HEX([.E130];2);DEC2HEX([.F130];2);DEC2HEX([.G130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4"/>
        <table:table-column table:style-name="co1" table:default-cell-style-name="ce29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4"/>
        <table:table-column table:style-name="co7" table:default-cell-style-name="ce300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29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299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9" table:default-cell-style-name="ce294"/>
        <table:table-column table:style-name="co10" table:default-cell-style-name="ce294"/>
        <table:table-column table:style-name="co11" table:default-cell-style-name="ce294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299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01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11M6S</meta:editing-duration>
    <meta:editing-cycles>48</meta:editing-cycles>
    <meta:generator>LibreOffice/3.3$Win32 LibreOffice_project/330m17$Build-3</meta:generator>
    <dc:date>2011-06-26T01:03:35.43</dc:date>
    <meta:document-statistic meta:table-count="5" meta:cell-count="2309" meta:object-count="0"/>
    <meta:user-defined meta:name="Info 1"/>
    <meta:user-defined meta:name="Info 2"/>
    <meta:user-defined meta:name="Info 3"/>
    <meta:user-defined meta:name="Info 4"/>
  </office:meta>
</office:document-meta>
</file>